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5371e"/>
    </style:style>
    <style:style style:name="P2" style:family="paragraph" style:parent-style-name="Standard">
      <style:text-properties officeooo:rsid="000d4e32" officeooo:paragraph-rsid="000332cd" style:font-size-asian="10.5pt" fo:padding-left="0.049cm" fo:padding-right="0.55cm" fo:padding-top="0.15cm" fo:padding-bottom="0.15cm" fo:border-left="6.49pt solid #33ff99" fo:border-right="6.49pt solid #ff6600" fo:border-top="9.01pt solid #ff3333" fo:border-bottom="6.49pt solid #33ff99" style:shadow="#ff33ff -0.379cm -0.379cm"/>
    </style:style>
    <style:style style:name="T1" style:family="text">
      <style:text-properties officeooo:rsid="0003a7dc"/>
    </style:style>
    <style:style style:name="T2" style:family="text">
      <style:text-properties officeooo:rsid="0008eace" style:font-size-asian="10.5pt" fo:padding="0.349cm" fo:border="9.01pt solid #ff6600" style:shadow="#ff33ff 0.379cm -0.37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dasdas</text:p>
      <text:p text:style-name="P1">s<text:span text:style-name="T1">s</text:span><text:span text:style-name="T2">das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9:39:32.565714878</meta:creation-date>
    <dc:date>2013-09-06T21:06:09.982984441</dc:date>
    <meta:editing-duration>P0D</meta:editing-duration>
    <meta:editing-cycles>7</meta:editing-cycles>
    <meta:generator>LibreOffice/4.2.0.0.alpha0$Linux_x86 LibreOffice_project/acf9ccf756963065ffbd2f067f234319b794cc8e</meta:generator>
    <meta:document-statistic meta:table-count="0" meta:image-count="0" meta:object-count="0" meta:page-count="1" meta:paragraph-count="2" meta:word-count="2" meta:character-count="14" meta:non-whitespace-character-count="14"/>
  </office:meta>
</office:document-meta>
</file>